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Accuracy - RMSE:</text:p>
          </table:table-cell>
          <table:table-cell table:style-name="ce1" office:value-type="string" calcext:value-type="string">
            <text:p>Required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LR</text:p>
          </table:table-cell>
          <table:table-cell table:style-name="ce2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0.159" calcext:value-type="float">
            <text:p>0.159</text:p>
          </table:table-cell>
          <table:table-cell office:value-type="float" office:value="14.544" calcext:value-type="float">
            <text:p>14.544</text:p>
          </table:table-cell>
          <table:table-cell office:value-type="float" office:value="6.473" calcext:value-type="float">
            <text:p>6.473</text:p>
          </table:table-cell>
          <table:table-cell office:value-type="float" office:value="15.589" calcext:value-type="float">
            <text:p>15.58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203" calcext:value-type="float">
            <text:p>0.203</text:p>
          </table:table-cell>
          <table:table-cell office:value-type="float" office:value="17.354" calcext:value-type="float">
            <text:p>17.354</text:p>
          </table:table-cell>
          <table:table-cell office:value-type="float" office:value="10.545" calcext:value-type="float">
            <text:p>10.545</text:p>
          </table:table-cell>
          <table:table-cell office:value-type="float" office:value="10.476" calcext:value-type="float">
            <text:p>10.476</text:p>
          </table:table-cell>
          <table:table-cell table:style-name="ce3" table:number-columns-repeated="1018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369" calcext:value-type="float">
            <text:p>0.369</text:p>
          </table:table-cell>
          <table:table-cell office:value-type="float" office:value="769.271" calcext:value-type="float">
            <text:p>769.271</text:p>
          </table:table-cell>
          <table:table-cell office:value-type="float" office:value="224.296" calcext:value-type="float">
            <text:p>224.296</text:p>
          </table:table-cell>
          <table:table-cell office:value-type="float" office:value="3.745" calcext:value-type="float">
            <text:p>3.74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282" calcext:value-type="float">
            <text:p>0.282</text:p>
          </table:table-cell>
          <table:table-cell office:value-type="float" office:value="647.841" calcext:value-type="float">
            <text:p>647.841</text:p>
          </table:table-cell>
          <table:table-cell office:value-type="float" office:value="278.151" calcext:value-type="float">
            <text:p>278.151</text:p>
          </table:table-cell>
          <table:table-cell office:value-type="float" office:value="3.316" calcext:value-type="float">
            <text:p>3.31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curacy - RMSE:</text:p>
          </table:table-cell>
          <table:table-cell table:style-name="ce1" office:value-type="string" calcext:value-type="string">
            <text:p>Required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LR</text:p>
          </table:table-cell>
          <table:table-cell table:style-name="ce2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_a_ = 0.5</text:p>
          </table:table-cell>
          <table:table-cell office:value-type="float" office:value="0.09" calcext:value-type="float">
            <text:p>0.09</text:p>
          </table:table-cell>
          <table:table-cell office:value-type="float" office:value="0.163" calcext:value-type="float">
            <text:p>0.163</text:p>
          </table:table-cell>
          <table:table-cell office:value-type="float" office:value="3.733" calcext:value-type="float">
            <text:p>3.733</text:p>
          </table:table-cell>
          <table:table-cell office:value-type="float" office:value="3.302" calcext:value-type="float">
            <text:p>3.302</text:p>
          </table:table-cell>
          <table:table-cell office:value-type="float" office:value="15.589" calcext:value-type="float">
            <text:p>15.5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_yawdd_ = 0.6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.433" calcext:value-type="float">
            <text:p>5.433</text:p>
          </table:table-cell>
          <table:table-cell office:value-type="float" office:value="11.468" calcext:value-type="float">
            <text:p>11.468</text:p>
          </table:table-cell>
          <table:table-cell office:value-type="float" office:value="10.476" calcext:value-type="float">
            <text:p>10.47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374" calcext:value-type="float">
            <text:p>0.374</text:p>
          </table:table-cell>
          <table:table-cell office:value-type="float" office:value="238.543" calcext:value-type="float">
            <text:p>238.543</text:p>
          </table:table-cell>
          <table:table-cell office:value-type="float" office:value="203.45" calcext:value-type="float">
            <text:p>203.45</text:p>
          </table:table-cell>
          <table:table-cell office:value-type="float" office:value="3.745" calcext:value-type="float">
            <text:p>3.74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289" calcext:value-type="float">
            <text:p>0.289</text:p>
          </table:table-cell>
          <table:table-cell office:value-type="float" office:value="164.742" calcext:value-type="float">
            <text:p>164.742</text:p>
          </table:table-cell>
          <table:table-cell office:value-type="float" office:value="146.745" calcext:value-type="float">
            <text:p>146.745</text:p>
          </table:table-cell>
          <table:table-cell office:value-type="float" office:value="3.316" calcext:value-type="float">
            <text:p>3.316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3T09:48:33.437184660</meta:creation-date>
    <dc:date>2018-02-03T12:18:25.201096839</dc:date>
    <meta:editing-duration>PT2H29M50S</meta:editing-duration>
    <meta:editing-cycles>4</meta:editing-cycles>
    <meta:generator>LibreOffice/5.1.6.2$Linux_X86_64 LibreOffice_project/10m0$Build-2</meta:generator>
    <meta:document-statistic meta:table-count="1" meta:cell-count="54" meta:object-count="0"/>
  </office:meta>
</office:document-meta>
</file>